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ExtensionSerializer.getAttribute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ExtensionSerializer.unmarshall( Class clsType , QName eltype , Element el , Definition def , ExtensionRegistry extRe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ExtensionSerializer.validateExtensibilityElementContext( Element 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ExtensionSerializer.marshall( Class arg0 , QName arg1 , ExtensibilityElement arg2 , PrintWriter arg3 , Definition arg4 , ExtensionRegistry arg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xtensionSerializer.derefQName( String prefixedQNameStr , Elemen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ExtensionSerializer.BpelExtensionSerializer( BpelObjec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